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0a6c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udo openvpn nl-free-05.protonvpn.com.udp.ovpn <text:s text:c="3"/><text:span text:style-name="T1">start vpn</text:span></text:p>
      <text:p text:style-name="Standard"/>
      <text:p text:style-name="Standard">Ucfc9hrGyJtvZdEz <text:s/><text:span text:style-name="T1">vpn name</text:span></text:p>
      <text:p text:style-name="Standard"/>
      <text:p text:style-name="Standard">FZyXoau6my7ED7T8djhxJyEcMYkixi4Z <text:span text:style-name="T1">vpn pass</text:span></text:p>
      <text:p text:style-name="Standard"/>
      <text:p text:style-name="Standard"/>
      <text:p text:style-name="Standard">s alpine/bombardier -c 1000 -d 36udo chmod 666 <text:s/>/var/run/docker.sock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5T08:57:15.823779691</meta:creation-date>
    <dc:date>2022-03-06T09:25:44.600770346</dc:date>
    <meta:editing-duration>PT2M1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4" meta:word-count="20" meta:character-count="194" meta:non-whitespace-character-count="173"/>
  </office:meta>
</office:document-meta>
</file>